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9.svm"/>
  <manifest:file-entry manifest:media-type="" manifest:full-path="Pictures/TablePreview8.svm"/>
  <manifest:file-entry manifest:media-type="" manifest:full-path="Pictures/TablePreview7.svm"/>
  <manifest:file-entry manifest:media-type="" manifest:full-path="Pictures/TablePreview6.svm"/>
  <manifest:file-entry manifest:media-type="" manifest:full-path="Pictures/TablePreview5.svm"/>
  <manifest:file-entry manifest:media-type="" manifest:full-path="Pictures/TablePreview4.svm"/>
  <manifest:file-entry manifest:media-type="" manifest:full-path="Pictures/TablePreview3.svm"/>
  <manifest:file-entry manifest:media-type="" manifest:full-path="Pictures/TablePreview10.svm"/>
  <manifest:file-entry manifest:media-type="" manifest:full-path="Pictures/TablePreview2.svm"/>
  <manifest:file-entry manifest:media-type="" manifest:full-path="Pictures/TablePreview1.svm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draw:auto-grow-height="true" fo:min-height="20.62cm"/>
    </style:style>
    <style:style style:name="pr2" style:family="presentation" style:parent-style-name="Standard-notes">
      <style:graphic-properties draw:fill-color="#ffffff" draw:auto-grow-height="true" fo:min-height="12.572cm"/>
    </style:style>
    <style:style style:name="pr3" style:family="presentation" style:parent-style-name="Standard-title">
      <style:graphic-properties svg:stroke-color="#eeeeee" draw:fill="solid" draw:fill-color="#eeeeee" fo:min-height="3.506cm"/>
    </style:style>
    <style:style style:name="pr4" style:family="presentation" style:parent-style-name="Standard-outline1" style:list-style-name="L6">
      <style:graphic-properties fo:min-height="15.306cm"/>
    </style:style>
    <style:style style:name="pr5" style:family="presentation" style:parent-style-name="Standard-notes">
      <style:graphic-properties draw:fill-color="#ffffff" fo:min-height="12.572cm"/>
    </style:style>
    <style:style style:name="pr6" style:family="presentation" style:parent-style-name="Standard-outline1" style:list-style-name="L3">
      <style:graphic-properties fo:min-height="13.859cm"/>
    </style:style>
    <style:style style:name="pr7" style:family="presentation" style:parent-style-name="Standard-outline1" style:list-style-name="L3">
      <style:graphic-properties fo:min-height="13.859cm"/>
    </style:style>
    <style:style style:name="pr8" style:family="presentation" style:parent-style-name="Standard-outline1" style:list-style-name="L4">
      <style:graphic-properties fo:min-height="13.859cm"/>
    </style:style>
    <style:style style:name="pr9" style:family="presentation" style:parent-style-name="Standard-outline1" style:list-style-name="L4">
      <style:graphic-properties fo:min-height="13.859cm"/>
    </style:style>
    <style:style style:name="pr10" style:family="presentation" style:parent-style-name="Standard-title">
      <style:graphic-properties fo:min-height="3.506cm"/>
    </style:style>
    <style:style style:name="pr11" style:family="presentation" style:parent-style-name="Standard-outline1">
      <style:graphic-properties fo:min-height="13.859cm"/>
    </style:style>
    <style:style style:name="pr12" style:family="presentation" style:parent-style-name="Standard-outline1" style:list-style-name="L4">
      <style:graphic-properties fo:min-height="13.859cm"/>
    </style:style>
    <style:style style:name="co1" style:family="table-column">
      <style:table-column-properties style:column-width="23.367cm" style:use-optimal-column-width="false"/>
    </style:style>
    <style:style style:name="co2" style:family="table-column">
      <style:table-column-properties style:column-width="2.066cm" style:use-optimal-column-width="false"/>
    </style:style>
    <style:style style:name="co3" style:family="table-column">
      <style:table-column-properties style:column-width="2.094cm" style:use-optimal-column-width="false"/>
    </style:style>
    <style:style style:name="co4" style:family="table-column">
      <style:table-column-properties style:column-width="25.402cm" style:use-optimal-column-width="false"/>
    </style:style>
    <style:style style:name="co5" style:family="table-column">
      <style:table-column-properties style:column-width="26.924cm" style:use-optimal-column-width="false"/>
    </style:style>
    <style:style style:name="co6" style:family="table-column">
      <style:table-column-properties style:column-width="27.178cm" style:use-optimal-column-width="false"/>
    </style:style>
    <style:style style:name="co7" style:family="table-column">
      <style:table-column-properties style:column-width="3.142cm" style:use-optimal-column-width="false"/>
    </style:style>
    <style:style style:name="co8" style:family="table-column">
      <style:table-column-properties style:column-width="3.151cm" style:use-optimal-column-width="false"/>
    </style:style>
    <style:style style:name="co9" style:family="table-column">
      <style:table-column-properties style:column-width="4.769cm" style:use-optimal-column-width="false"/>
    </style:style>
    <style:style style:name="co10" style:family="table-column">
      <style:table-column-properties style:column-width="9.298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7.536cm"/>
    </style:style>
    <style:style style:name="ro3" style:family="table-row">
      <style:table-row-properties style:row-height="8.759cm"/>
    </style:style>
    <style:style style:name="ro4" style:family="table-row">
      <style:table-row-properties style:row-height="3.722cm"/>
    </style:style>
    <style:style style:name="ce1" style:family="table-cell">
      <style:graphic-properties draw:fill="solid" draw:fill-color="#eeeeee" style:repeat="repeat"/>
      <style:paragraph-properties fo:text-align="center"/>
      <style:text-properties fo:color="#000066" fo:font-size="32pt" style:font-size-asian="32pt" style:font-size-complex="32pt"/>
    </style:style>
    <style:style style:name="ce2" style:family="table-cell">
      <style:graphic-properties draw:fill="solid" draw:fill-color="#eeeeee" style:repeat="repeat"/>
    </style:style>
    <style:style style:name="ce3" style:family="table-cell">
      <style:graphic-properties draw:fill="solid" draw:fill-color="#eeeeee" style:repeat="repeat"/>
      <style:text-properties fo:color="#000066" fo:font-size="28pt" style:font-size-asian="28pt" style:font-size-complex="28pt"/>
    </style:style>
    <style:style style:name="ce4" style:family="table-cell">
      <style:graphic-properties draw:fill="solid" draw:fill-color="#eeeeee" style:repeat="repeat"/>
      <style:text-properties fo:color="#000066" fo:font-size="26pt" fo:font-weight="bold" style:font-size-asian="26pt" style:font-weight-asian="bold" style:font-size-complex="26pt" style:font-weight-complex="bold"/>
    </style:style>
    <style:style style:name="ce5" style:family="table-cell">
      <style:graphic-properties style:repeat="repeat"/>
    </style:style>
    <style:style style:name="P1" style:family="paragraph">
      <style:paragraph-properties fo:text-align="start"/>
      <style:text-properties fo:font-size="18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66" fo:font-weight="bold" style:font-weight-asian="bold" style:font-weight-complex="bold"/>
    </style:style>
    <style:style style:name="P5" style:family="paragraph">
      <style:text-properties fo:color="#000066" fo:font-size="28pt" style:font-size-asian="28pt" style:font-size-complex="28pt"/>
    </style:style>
    <style:style style:name="P6" style:family="paragraph">
      <style:text-properties fo:color="#000066" fo:font-size="26pt" fo:font-weight="bold" style:font-size-asian="26pt" style:font-weight-asian="bold" style:font-size-complex="26pt" style:font-weight-complex="bold"/>
    </style:style>
    <style:style style:name="P7" style:family="paragraph">
      <style:text-properties fo:color="#000066" fo:font-size="26pt" style:font-size-asian="26pt" style:font-size-complex="2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000066" fo:font-size="32pt" style:font-size-asian="32pt" style:font-size-complex="32pt"/>
    </style:style>
    <style:style style:name="T3" style:family="text">
      <style:text-properties fo:color="#000066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000066" fo:font-size="18pt" style:font-size-asian="18pt" style:font-size-complex="18pt"/>
    </style:style>
    <style:style style:name="T5" style:family="text">
      <style:text-properties fo:color="#000066" fo:font-weight="bold" style:font-weight-asian="bold" style:font-weight-complex="bold"/>
    </style:style>
    <style:style style:name="T6" style:family="text">
      <style:text-properties fo:color="#000066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7" style:family="text">
      <style:text-properties fo:color="#000066" fo:font-size="28pt" style:font-size-asian="28pt" style:font-size-complex="28pt"/>
    </style:style>
    <style:style style:name="T8" style:family="text">
      <style:text-properties fo:color="#000066" fo:font-size="28pt" style:text-underline-style="none" fo:font-weight="bold" style:font-size-asian="28pt" style:font-weight-asian="bold" style:font-size-complex="28pt" style:font-weight-complex="bol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color="#000066" fo:font-size="26pt" fo:font-weight="bold" style:font-size-asian="26pt" style:font-weight-asian="bold" style:font-size-complex="26pt" style:font-weight-complex="bold"/>
    </style:style>
    <style:style style:name="T11" style:family="text">
      <style:text-properties fo:color="#000066" fo:font-family="Arial" style:font-style-name="Regular" style:font-family-generic="swiss" fo:font-size="26pt" fo:font-weight="bold" style:font-family-asian="Arial" style:font-style-name-asian="Regular" style:font-family-generic-asian="swiss" style:font-size-asian="26pt" style:font-weight-asian="bold" style:font-family-complex="Arial" style:font-style-name-complex="Regular" style:font-family-generic-complex="swiss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0066" fo:font-size="100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000066" fo:font-size="100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000066" fo:font-size="100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0066" fo:font-size="100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0066" fo:font-size="100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0066" fo:font-size="100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0066" fo:font-size="100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0066" fo:font-size="100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0066" fo:font-size="100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000066" fo:font-size="10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000066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000066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000066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0066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0066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0066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0066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0066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0066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000066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000066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000066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000066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0066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0066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0066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0066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0066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0066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000066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fo:color="#000066" fo:font-size="70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000066" fo:font-size="70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000066" fo:font-size="70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0066" fo:font-size="70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0066" fo:font-size="70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0066" fo:font-size="70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0066" fo:font-size="70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0066" fo:font-size="70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0066" fo:font-size="70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000066" fo:font-size="70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20.62cm" svg:x="1.4cm" svg:y="-0.504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Aysoltan Gravina, Dhruv Mishra, Yousaf Khan</text:span></text:p>
            <text:p><text:span text:style-name="T1"/></text:p>
            <text:p><text:span text:style-name="T1"/></text:p>
            <text:p><text:span text:style-name="T1">Institute for Natural Language Processing (IMS), University of Stuttgart</text:span></text:p>
            <text:p><text:span text:style-name="T1"/></text:p>
            <text:p><text:span text:style-name="T1"/></text:p>
            <text:p><text:span text:style-name="T1"/></text:p>
            <text:p><text:span text:style-name="T1">2017-06-12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draw:frame draw:style-name="standard" draw:layer="layout" svg:width="23.366cm" svg:height="6.73cm" svg:x="2.286cm" svg:y="1.93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"><text:span text:style-name="T2"/></text:p>
                <text:p text:style-name="P2"><text:span text:style-name="T3">Multi-Label Classification.</text:span><text:span text:style-name="T3"><text:line-break/></text:span><text:span text:style-name="T3">Emotion Classification on Twitter Data</text:span></text:p>
                <text:p text:style-name="P2"><text:span text:style-name="T2"/></text:p>
                <text:p text:style-name="P2"><text:span text:style-name="T4">Computational Linguistics Team Laboratory</text:span></text:p>
                <text:p text:style-name="P2"><text:span text:style-name="T4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5">Overview</text:span></text:p>
          </draw:text-box>
        </draw:frame>
        <draw:frame presentation:style-name="pr4" draw:layer="layout" svg:width="25.199cm" svg:height="15.306cm" svg:x="1.4cm" svg:y="4.914cm" presentation:class="outline" presentation:user-transformed="true">
          <draw:text-box>
            <text:list text:style-name="L2">
              <text:list-item>
                <text:p>Task Description</text:p>
              </text:list-item>
              <text:list-item>
                <text:p>System Architecture</text:p>
              </text:list-item>
              <text:list-item>
                <text:p>Method – Evaluation</text:p>
              </text:list-item>
              <text:list-item>
                <text:p>Method – Multi-Class Perceptron</text:p>
              </text:list-item>
              <text:list-item>
                <text:p>Method Naive Bayes</text:p>
              </text:list-item>
              <text:list-item>
                <text:p>Feature Extraction</text:p>
              </text:list-item>
              <text:list-item>
                <text:p>Results</text:p>
              </text:list-item>
              <text:list-item>
                <text:p>Next ste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5">Task Description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Implement a classification system for documents with labels, which classifiers the emotions on Twitter data.</text:p>
              </text:list-item>
              <text:list-item>
                <text:p>Data is in the Format</text:p>
                <text:p><text:s/></text:p>
              </text:list-item>
              <text:list-item>
                <text:p>Labels are: anger, disgust, fear, happy, love, sad, surprise, trust</text:p>
              </text:list-item>
            </text:list>
          </draw:text-box>
        </draw:frame>
        <draw:frame draw:style-name="standard" draw:layer="layout" svg:width="24.819cm" svg:height="0.971cm" svg:x="1.778cm" svg:y="10.79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5">Approach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valuation: </text:p>
                <text:list>
                  <text:list-item>
                    <text:p>Precision/Recall/F1 for each label;</text:p>
                  </text:list-item>
                  <text:list-item>
                    <text:p>Accuracy for all labels (Micro/Macro Accuracy);</text:p>
                  </text:list-item>
                </text:list>
              </text:list-item>
              <text:list-item>
                <text:p>Classifiers</text:p>
                <text:list>
                  <text:list-item>
                    <text:p>Naive Bayes;</text:p>
                  </text:list-item>
                  <text:list-item>
                    <text:p>Perceptron;</text:p>
                  </text:list-item>
                </text:list>
              </text:list-item>
              <text:list-item>
                <text:p>Features</text:p>
                <text:list>
                  <text:list-item>
                    <text:p>Bag-of-Wor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5">Method - Evaluation</text:span></text:p>
          </draw:text-box>
        </draw:frame>
        <draw:frame presentation:style-name="pr8" draw:layer="layout" svg:width="25.199cm" svg:height="13.859cm" svg:x="1.4cm" svg:y="4.714cm" presentation:class="outline" presentation:user-transformed="true">
          <draw:text-box>
            <text:list text:style-name="L4">
              <text:list-item>
                <text:p>Task: develop evaluation program</text:p>
              </text:list-item>
              <text:list-item>
                <text:p>Input: Gold and Predicted Data</text:p>
              </text:list-item>
              <text:list-item>
                <text:p>Output: Evaluation Parameters</text:p>
              </text:list-item>
              <text:list-item>
                <text:p>Solution:</text:p>
                <text:p/>
              </text:list-item>
            </text:list>
          </draw:text-box>
        </draw:frame>
        <draw:frame draw:style-name="standard" draw:layer="layout" svg:width="25.401cm" svg:height="7.535cm" svg:x="1.997cm" svg:y="11.514cm">
          <table:table table:template-name="default" table:use-first-row-styles="true" table:use-banding-rows-styles="true">
            <table:table-column table:style-name="co4"/>
            <table:table-row table:style-name="ro2">
              <table:table-cell table:style-name="ce3">
                <text:list text:style-name="L1">
                  <text:list-item>
                    <text:list>
                      <text:list-item>
                        <text:p text:style-name="P5"><text:span text:style-name="T6">Token.java:</text:span><text:span text:style-name="T7"> has normalized string;</text:span></text:p>
                      </text:list-item>
                      <text:list-item>
                        <text:p text:style-name="P5"><text:span text:style-name="T6">Tweet.java:</text:span><text:span text:style-name="T7"> has list of tokens, gold &amp; predicted label</text:span></text:p>
                      </text:list-item>
                      <text:list-item>
                        <text:p text:style-name="P5"><text:span text:style-name="T6">Corpus.java:</text:span><text:span text:style-name="T7"> has list of tweets, reads itself from file;</text:span></text:p>
                      </text:list-item>
                      <text:list-item>
                        <text:p text:style-name="P5"><text:span text:style-name="T6">Evaluator.java:</text:span><text:span text:style-name="T7"> has TP/FN/FP, <text:s text:c="62"/>calculates Recision/Recall/F1;</text:span></text:p>
                      </text:list-item>
                      <text:list-item>
                        <text:p text:style-name="P5"><text:span text:style-name="T6">Main.java:</text:span><text:span text:style-name="T8"> </text:span><text:span text:style-name="T7">class with main method, outputs the eval.</text:span></text:p>
                      </text:list-item>
                    </text:list>
                  </text:list-item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5">Method – Multi-Class Perceptron</text:span></text:p>
          </draw:text-box>
        </draw:frame>
        <draw:frame presentation:style-name="pr9" draw:layer="layout" svg:width="26.599cm" svg:height="13.859cm" svg:x="0cm" svg:y="4.914cm" presentation:class="outline" presentation:user-transformed="true">
          <draw:text-box>
            <text:list text:style-name="L4">
              <text:list-item>
                <text:p><text:span text:style-name="T9">Train the Model:</text:span></text:p>
                <text:p/>
                <text:p/>
                <text:p/>
                <text:p/>
                <text:p/>
              </text:list-item>
              <text:list-item>
                <text:p><text:span text:style-name="T9">Test the Model:</text:span></text:p>
                <text:p/>
              </text:list-item>
            </text:list>
          </draw:text-box>
        </draw:frame>
        <draw:frame draw:style-name="standard" draw:layer="layout" svg:width="26.923cm" svg:height="8.758cm" svg:x="0.508cm" svg:y="6.481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ce4">
                <text:list text:style-name="L1">
                  <text:list-item>
                    <text:p text:style-name="P6"><text:span text:style-name="T10">Initialize all weights with 0.1</text:span></text:p>
                  </text:list-item>
                  <text:list-item>
                    <text:p text:style-name="P6"><text:span text:style-name="T10">Pick up training examples one by one</text:span></text:p>
                    <text:list>
                      <text:list-item>
                        <text:p text:style-name="P6"><text:span text:style-name="T10">Predict with current weights:</text:span></text:p>
                        <text:list>
                          <text:list-item>
                            <text:p text:style-name="P6"><text:span text:style-name="T10">i.e get winning perceptron: y = arg max</text:span><text:span text:style-name="T11">ᵧ</text:span><text:span text:style-name="T10"> w</text:span><text:span text:style-name="T11">ᵧ</text:span><text:span text:style-name="T10"> * f(x)</text:span></text:p>
                          </text:list-item>
                          <text:list-item>
                            <text:p text:style-name="P6"><text:span text:style-name="T10">If predicted class is correct, no change</text:span></text:p>
                          </text:list-item>
                          <text:list-item>
                            <text:p text:style-name="P6"><text:span text:style-name="T10">If predicted class is wrong = different as gold:</text:span></text:p>
                            <text:list>
                              <text:list-item>
                                <text:p text:style-name="P6"><text:span text:style-name="T10">Lower the score of wrong answer: w</text:span><text:span text:style-name="T11">ᵧ = wᵧ - f(x)</text:span></text:p>
                              </text:list-item>
                              <text:list-item>
                                <text:p text:style-name="P6"><text:span text:style-name="T10">Raise the score of right answer: w</text:span><text:span text:style-name="T11">ᵧgold = wᵧgold + f(x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7.177cm" svg:height="3.721cm" svg:x="0.508cm" svg:y="16.782cm">
          <table:table table:template-name="default" table:use-first-row-styles="true" table:use-banding-rows-styles="true">
            <table:table-column table:style-name="co6"/>
            <table:table-row table:style-name="ro4">
              <table:table-cell table:style-name="ce4">
                <text:list text:style-name="L5">
                  <text:list-item>
                    <text:p text:style-name="P6"><text:span text:style-name="T10">Get trained weight vector </text:span></text:p>
                  </text:list-item>
                  <text:list-item>
                    <text:p text:style-name="P6"><text:span text:style-name="T10">Predict wit given weights:</text:span></text:p>
                  </text:list-item>
                </text:list>
                <text:list text:style-name="L1"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10">Get winning perceptron: y = arg max</text:span><text:span text:style-name="T11">ᵧ</text:span><text:span text:style-name="T10"> w</text:span><text:span text:style-name="T11">ᵧ</text:span><text:span text:style-name="T10"> * f(x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0" draw:layer="layout" svg:width="25.199cm" svg:height="3.506cm" svg:x="1.4cm" svg:y="0.837cm" presentation:class="title">
          <draw:text-box>
            <text:p text:style-name="P3"><text:span text:style-name="T5">Method – Naive Bayes</text:span></text:p>
          </draw:text-box>
        </draw:frame>
        <draw:frame presentation:style-name="pr11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5">Features Extraction</text:span></text:p>
          </draw:text-box>
        </draw:frame>
        <draw:frame presentation:style-name="pr11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5">Results</text:span></text:p>
          </draw:text-box>
        </draw:frame>
        <draw:frame draw:style-name="standard" draw:layer="layout" svg:width="25.144cm" svg:height="8.747cm" svg:x="1.524cm" svg:y="6.794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1" table:default-cell-style-name="ce5">
              <table:table-cell/>
              <table:table-cell>
                <text:p>Precision</text:p>
              </table:table-cell>
              <table:table-cell>
                <text:p>Recall</text:p>
              </table:table-cell>
              <table:table-cell>
                <text:p>FScore</text:p>
              </table:table-cell>
              <table:table-cell/>
              <table:table-cell>
                <text:p>Precision</text:p>
              </table:table-cell>
              <table:table-cell>
                <text:p>Recall</text:p>
              </table:table-cell>
              <table:table-cell>
                <text:p>FScore</text:p>
              </table:table-cell>
            </table:table-row>
            <table:table-row table:style-name="ro1" table:default-cell-style-name="ce5">
              <table:table-cell>
                <text:p>anger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5">
              <table:table-cell>
                <text:p>disgust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5">
              <table:table-cell>
                <text:p>fear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5">
              <table:table-cell>
                <text:p>happy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5">
              <table:table-cell>
                <text:p>love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5">
              <table:table-cell>
                <text:p>sad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5">
              <table:table-cell>
                <text:p>surprise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5">
              <table:table-cell>
                <text:p>trust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9.537cm" svg:height="1.943cm" svg:x="4.686cm" svg:y="15.911cm">
          <table:table table:template-name="default" table:use-first-row-styles="true" table:use-banding-rows-styles="true">
            <table:table-column table:style-name="co9"/>
            <table:table-column table:style-name="co9"/>
            <table:table-row table:style-name="ro1" table:default-cell-style-name="ce5">
              <table:table-cell>
                <text:p>Macro-Accura</text:p>
              </table:table-cell>
              <table:table-cell>
                <text:p>Micro-Accurac</text:p>
              </table:table-cell>
            </table:table-row>
            <table:table-row table:style-name="ro1" table:default-cell-style-name="ce5"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9.537cm" svg:height="1.943cm" svg:x="17.087cm" svg:y="15.912cm">
          <table:table table:template-name="default" table:use-first-row-styles="true" table:use-banding-rows-styles="true">
            <table:table-column table:style-name="co9"/>
            <table:table-column table:style-name="co9"/>
            <table:table-row table:style-name="ro1" table:default-cell-style-name="ce5">
              <table:table-cell>
                <text:p>Macro-Accura</text:p>
              </table:table-cell>
              <table:table-cell>
                <text:p>Micro-Accurac</text:p>
              </table:table-cell>
            </table:table-row>
            <table:table-row table:style-name="ro1" table:default-cell-style-name="ce5"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9.297cm" svg:height="0.971cm" svg:x="4.772cm" svg:y="5.711cm">
          <table:table table:template-name="default" table:use-first-row-styles="true" table:use-banding-rows-styles="true">
            <table:table-column table:style-name="co10"/>
            <table:table-row table:style-name="ro1">
              <table:table-cell table:style-name="ce5">
                <text:p>Naive Bayse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9.297cm" svg:height="0.971cm" svg:x="17.273cm" svg:y="5.712cm">
          <table:table table:template-name="default" table:use-first-row-styles="true" table:use-banding-rows-styles="true">
            <table:table-column table:style-name="co10"/>
            <table:table-row table:style-name="ro1">
              <table:table-cell table:style-name="ce5">
                <text:p>Perceptron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5">Next Steps</text:span></text:p>
          </draw:text-box>
        </draw:frame>
        <draw:frame presentation:style-name="pr12" draw:layer="layout" svg:width="25.199cm" svg:height="13.859cm" svg:x="1.4cm" svg:y="4.914cm" presentation:class="outline">
          <draw:text-box>
            <text:list text:style-name="L4">
              <text:list-item>
                <text:p>Improving the classifiers;</text:p>
              </text:list-item>
              <text:list-item>
                <text:p>Feature Engineering:</text:p>
                <text:list>
                  <text:list-item>
                    <text:p>Better Feature Selection;</text:p>
                  </text:list-item>
                  <text:list-item>
                    <text:p>Comparison of Featur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ysoltan Gravina</meta:initial-creator>
    <meta:creation-date>2017-06-06T12:02:27</meta:creation-date>
    <meta:editing-duration>PT2H59M17S</meta:editing-duration>
    <meta:editing-cycles>48</meta:editing-cycles>
    <dc:date>2017-06-09T12:17:40</dc:date>
    <dc:creator>Aysoltan Gravina</dc:creator>
    <meta:generator>OpenOffice/4.1.2$Unix OpenOffice.org_project/412m3$Build-9782</meta:generator>
    <meta:document-statistic meta:object-count="69"/>
  </office:meta>
</office:document-meta>
</file>